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8fa" officeooo:paragraph-rsid="000098fa"/>
    </style:style>
    <style:style style:name="P2" style:family="paragraph" style:parent-style-name="Standard">
      <style:text-properties officeooo:rsid="00014d12" officeooo:paragraph-rsid="00014d12"/>
    </style:style>
    <style:style style:name="P3" style:family="paragraph" style:parent-style-name="Standard">
      <style:text-properties officeooo:rsid="00014d12" officeooo:paragraph-rsid="0001f331"/>
    </style:style>
    <style:style style:name="P4" style:family="paragraph" style:parent-style-name="Standard">
      <style:text-properties officeooo:rsid="00055088" officeooo:paragraph-rsid="00055088"/>
    </style:style>
    <style:style style:name="P5" style:family="paragraph" style:parent-style-name="Standard">
      <style:text-properties officeooo:rsid="00080d90" officeooo:paragraph-rsid="00080d90"/>
    </style:style>
    <style:style style:name="P6" style:family="paragraph" style:parent-style-name="Standard">
      <style:text-properties officeooo:rsid="00080d90" officeooo:paragraph-rsid="0008fc12"/>
    </style:style>
    <style:style style:name="P7" style:family="paragraph" style:parent-style-name="Standard">
      <style:text-properties officeooo:rsid="000a7a5a" officeooo:paragraph-rsid="000a7a5a"/>
    </style:style>
    <style:style style:name="P8" style:family="paragraph" style:parent-style-name="Standard">
      <style:text-properties officeooo:rsid="000a7a5a" officeooo:paragraph-rsid="000a7a5a"/>
    </style:style>
    <style:style style:name="P9" style:family="paragraph" style:parent-style-name="Standard">
      <style:text-properties officeooo:rsid="000ae0d2" officeooo:paragraph-rsid="000ae0d2"/>
    </style:style>
    <style:style style:name="T1" style:family="text">
      <style:text-properties officeooo:rsid="00014d12"/>
    </style:style>
    <style:style style:name="T2" style:family="text">
      <style:text-properties officeooo:rsid="0001f331"/>
    </style:style>
    <style:style style:name="T3" style:family="text">
      <style:text-properties officeooo:rsid="00080d90"/>
    </style:style>
    <style:style style:name="T4" style:family="text">
      <style:text-properties officeooo:rsid="0008fc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ck Breaker</text:p>
      <text:p text:style-name="P1">Assignment 1</text:p>
      <text:p text:style-name="P1">Onkar Verma</text:p>
      <text:p text:style-name="P1">201501028</text:p>
      <text:p text:style-name="P1"/>
      <text:p text:style-name="P1">This is a very basic game of brick breaking. Bricks fallof randomly from the roof after fixed interval of time. Aim of the game is the collect bricks in the buckets corresponding to their colours. Also, there is a x-fixed y-movable cannon that can shoot down the falling bricks. A black brick should not fall in any of the buckets. This should end the game. <text:s/><text:span text:style-name="T1">Buckets and cannon are movable by mouse as well as keyboard controls. </text:span></text:p>
      <text:p text:style-name="P2">Controls:</text:p>
      <text:p text:style-name="P2"><text:tab/>‘A’ <text:tab/>- <text:tab/>rotate <text:span text:style-name="T2">laser shooter </text:span>up</text:p>
      <text:p text:style-name="P3"><text:tab/>‘D’<text:tab/>-<text:tab/>rotate <text:span text:style-name="T2">laser shooter </text:span>down</text:p>
      <text:p text:style-name="P3"><text:tab/>‘S’<text:tab/>-<text:tab/>move <text:span text:style-name="T2">laser shooter</text:span> down</text:p>
      <text:p text:style-name="P3"><text:tab/>‘W’<text:tab/>-<text:tab/>move <text:span text:style-name="T2">laser shooter</text:span> up</text:p>
      <text:p text:style-name="P2"><text:tab/>‘M’<text:tab/>-<text:tab/>increase speed</text:p>
      <text:p text:style-name="P2"><text:tab/>‘N’<text:tab/>-<text:tab/>decrease bricks speed</text:p>
      <text:p text:style-name="P2"><text:tab/>Arrow keys – adjust the viewing area when zoomed.</text:p>
      <text:p text:style-name="P2">Mouse:</text:p>
      <text:p text:style-name="P2"><text:tab/>click on the cannon to move it up or down</text:p>
      <text:p text:style-name="P2"><text:tab/>click anywhere in the bricks falling area <text:span text:style-name="T2">to aim that laser at that point.</text:span></text:p>
      <text:p text:style-name="P4">Game Over Conditions:</text:p>
      <text:p text:style-name="P4"><text:tab/></text:p>
      <text:p text:style-name="P4"><text:tab/>black brick falls on the <text:span text:style-name="T3">bucket</text:span></text:p>
      <text:p text:style-name="P4"/>
      <text:p text:style-name="P5">press ‘r’ at any time to restart the game</text:p>
      <text:p text:style-name="P6">press ‘<text:span text:style-name="T4">q</text:span>’ at any time to <text:span text:style-name="T4">quit </text:span>the game</text:p>
      <text:p text:style-name="P7">whenever m or n is pressed ,new level (speed of bricks in printed)</text:p>
      <text:p text:style-name="P9"/>
      <text:p text:style-name="P9">To <text:s/>change view options like</text:p>
      <text:p text:style-name="P9"><text:tab/>-zoom, use mouse scroll / up or down arrows</text:p>
      <text:p text:style-name="P9"><text:tab/>-pan, use left or right arrow keys / move mouse when right clicked .</text:p>
      <text:p text:style-name="P9"/>
      <text:p text:style-name="P9"/>
      <text:p text:style-name="P7">Bonus:</text:p>
      <text:p text:style-name="P7"/>
      <text:p text:style-name="P7"/>
      <text:p text:style-name="P7">A faint tone is played when there is an update in the score.</text:p>
      <text:p text:style-name="P7">If laser hits the back of the mirror, it is not relfected , but absorb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8:54:24.695236959</meta:creation-date>
    <dc:date>2017-01-23T15:15:18.600639967</dc:date>
    <meta:editing-duration>PT42M35S</meta:editing-duration>
    <meta:editing-cycles>7</meta:editing-cycles>
    <meta:generator>LibreOffice/5.2.2.2$Linux_X86_64 LibreOffice_project/20m0$Build-2</meta:generator>
    <meta:document-statistic meta:table-count="0" meta:image-count="0" meta:object-count="0" meta:page-count="1" meta:paragraph-count="28" meta:word-count="248" meta:character-count="1306" meta:non-whitespace-character-count="1066"/>
  </office:meta>
</office:document-meta>
</file>